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" svg:font-family="Gayathri" style:font-pitch="variable"/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5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1.2in"/>
    </style:style>
    <style:style style:name="Table1.C" style:family="table-column">
      <style:table-column-properties style:column-width="2.7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958in" table:align="left"/>
    </style:style>
    <style:style style:name="Table2.A" style:family="table-column">
      <style:table-column-properties style:column-width="1.0451in"/>
    </style:style>
    <style:style style:name="Table2.B" style:family="table-column">
      <style:table-column-properties style:column-width="0.7917in"/>
    </style:style>
    <style:style style:name="Table2.C" style:family="table-column">
      <style:table-column-properties style:column-width="1.0396in"/>
    </style:style>
    <style:style style:name="Table2.D" style:family="table-column">
      <style:table-column-properties style:column-width="1.919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line-height="100%" fo:text-align="center" style:justify-single-word="false"/>
      <style:text-properties style:font-name="Gayathri Thin" fo:font-size="12pt" officeooo:paragraph-rsid="000b94b4" fo:background-color="#ffff00" style:font-size-asian="12pt" style:font-size-complex="12pt"/>
    </style:style>
    <style:style style:name="P2" style:family="paragraph" style:parent-style-name="Preformatted_20_Text">
      <style:text-properties style:font-name="Gayathri Thin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Gayathri Thin" fo:font-size="12pt" style:font-size-asian="12pt" style:font-size-complex="12pt"/>
    </style:style>
    <style:style style:name="P4" style:family="paragraph" style:parent-style-name="Preformatted_20_Text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5" style:family="paragraph" style:parent-style-name="Preformatted_20_Text">
      <style:text-properties style:font-name="Gayathri Thin" fo:font-size="12pt" fo:font-style="italic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text-properties style:font-name="Gayathri Thin" fo:font-size="12pt" fo:font-style="italic" fo:font-weight="bold" fo:background-color="#ffff00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Gayathri Thin" fo:font-size="12pt" fo:font-weight="bold" fo:background-color="#ffff00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Gayathri Thin" fo:font-size="12pt" officeooo:paragraph-rsid="000b94b4" style:font-size-asian="12pt" style:font-size-complex="12pt"/>
    </style:style>
    <style:style style:name="P13" style:family="paragraph" style:parent-style-name="Text_20_body" style:list-style-name="L1">
      <style:paragraph-properties fo:line-height="100%"/>
      <style:text-properties officeooo:paragraph-rsid="000b94b4"/>
    </style:style>
    <style:style style:name="P14" style:family="paragraph" style:parent-style-name="Text_20_body">
      <style:paragraph-properties fo:line-height="100%"/>
      <style:text-properties officeooo:paragraph-rsid="000b94b4"/>
    </style:style>
    <style:style style:name="T1" style:family="text">
      <style:text-properties officeooo:rsid="000ae7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font-name="Gayathri Thin"/>
    </style:style>
    <style:style style:name="T10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s’è JavaScript</text:p>
      <text:p text:style-name="P2">JavaScript è un linguaggio di programmazione:</text:p>
      <text:p text:style-name="P2">- creato per aggiungere interattività alle pagine web.</text:p>
      <text:p text:style-name="P2">- eseguito direttamente nel browser (ma può anche essere usato lato server con Node.js).</text:p>
      <text:p text:style-name="P2">- è interpretabile, dinamico e basato sugli oggetti.</text:p>
      <text:p text:style-name="P2">- segue il paradigma event-driven e supporta la programmazione funzionale e orientata agli oggetti.</text:p>
      <text:p text:style-name="P6">Quando diciamo che JavaScript segue il paradigma event-driven e supporta la programmazione funzionale e orientata agli oggetti, stiamo parlando di modi diversi in cui si può scrivere e organizzare il codice in JavaScript</text:p>
      <text:p text:style-name="P2"/>
      <text:p text:style-name="P3"><text:s/><text:span text:style-name="T2">Paradigma event-driven (guidato dagli eventi)</text:span></text:p>
      <text:p text:style-name="P2">Significa che il codice JavaScript può essere scritto per reagire a eventi che avvengono nel browser o nell’ambiente di esecuzione.</text:p>
      <text:p text:style-name="P2">Un evento è un'azione o un'accadimento che si verifica nel sistema, ad esempio:</text:p>
      <text:p text:style-name="P2">-un click su un pulsante</text:p>
      <text:p text:style-name="P2">-la pressione di un tasto sulla tastiera</text:p>
      <text:p text:style-name="P2">-il caricamento di una pagina</text:p>
      <text:p text:style-name="P2">-l’arrivo di una risposta da un server</text:p>
      <text:p text:style-name="P2"><text:s/><text:span text:style-name="T6">Come si reagisce a un evento?</text:span></text:p>
      <text:p text:style-name="P2">Con una funzione di callback, cioè una funzione che viene "richiamata" quando l'evento accade.</text:p>
      <text:p text:style-name="P2">EX:</text:p>
      <text:p text:style-name="P2">document.getElementById("btn").addEventListener("click", function () {</text:p>
      <text:p text:style-name="P2"><text:s text:c="2"/>alert("Hai cliccato il pulsante!");</text:p>
      <text:p text:style-name="P2">});</text:p>
      <text:p text:style-name="P2"/>
      <text:p text:style-name="P6">PROGRAMMAZIONE FUNZIONALE (functional programming)</text:p>
      <text:p text:style-name="P2">È un modo di scrivere codice basato su funzioni pure, immutabilità e composizione.</text:p>
      <text:p text:style-name="P2">Caratteristiche principali:</text:p>
      <text:p text:style-name="P2">Le funzioni sono cittadini di prima classe: puoi assegnarle a variabili, passarle come argomenti, restituirle da altre funzioni.</text:p>
      <text:p text:style-name="P2">Niente effetti collaterali: una funzione dovrebbe dipendere solo dai suoi input ed essere prevedibile.</text:p>
      <text:p text:style-name="P2"/>
      <text:p text:style-name="P5">Immutabilità: evitare di modificare i dati esistenti, preferendo crearne di nuovi.</text:p>
      <text:p text:style-name="P2">ex:</text:p>
      <text:p text:style-name="P2">const raddoppia = x =&gt; x * 2;</text:p>
      <text:p text:style-name="P2"/>
      <text:p text:style-name="P2">const numeri = [1, 2, 3];</text:p>
      <text:p text:style-name="P2">const raddoppiati = numeri.map(raddoppia); // [2, 4, 6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Esempio</text:p>
            </table:table-cell>
            <table:table-cell table:style-name="Table1.A1" office:value-type="string">
              <text:p text:style-name="Table_20_Heading">Spiegazion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umber</text:span></text:p>
          </table:table-cell>
          <table:table-cell table:style-name="Table1.A1" office:value-type="string">
            <text:p text:style-name="Table_20_Contents"><text:span text:style-name="Source_20_Text">42</text:span>, <text:span text:style-name="Source_20_Text">3.14</text:span></text:p>
          </table:table-cell>
          <table:table-cell table:style-name="Table1.A1" office:value-type="string">
            <text:p text:style-name="Table_20_Contents">Numeri interi o decimali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<text:span text:style-name="Source_20_Text">"ciao"</text:span></text:p>
          </table:table-cell>
          <table:table-cell table:style-name="Table1.A1" office:value-type="string">
            <text:p text:style-name="Table_20_Contents">Testo racchiuso tra virgolette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olean</text:span></text:p>
          </table:table-cell>
          <table:table-cell table:style-name="Table1.A1" office:value-type="string">
            <text:p text:style-name="Table_20_Contents"><text:span text:style-name="Source_20_Text">true</text:span>, <text:span text:style-name="Source_20_Text">false</text:span></text:p>
          </table:table-cell>
          <table:table-cell table:style-name="Table1.A1" office:value-type="string">
            <text:p text:style-name="Table_20_Contents">Valori logici: vero o falso</text:p>
          </table:table-cell>
        </table:table-row>
        <table:table-row>
          <table:table-cell table:style-name="Table1.A1" office:value-type="string">
            <text:p text:style-name="Table_20_Contents"><text:span text:style-name="Source_20_Text">null</text:span></text:p>
          </table:table-cell>
          <table:table-cell table:style-name="Table1.A1" office:value-type="string">
            <text:p text:style-name="Table_20_Contents"><text:span text:style-name="Source_20_Text">null</text:span></text:p>
          </table:table-cell>
          <table:table-cell table:style-name="Table1.A1" office:value-type="string">
            <text:p text:style-name="Table_20_Contents">Assenza intenzionale di valore</text:p>
          </table:table-cell>
        </table:table-row>
        <table:table-row>
          <table:table-cell table:style-name="Table1.A1" office:value-type="string">
            <text:p text:style-name="Table_20_Contents"><text:span text:style-name="Source_20_Text">undefined</text:span></text:p>
          </table:table-cell>
          <table:table-cell table:style-name="Table1.A1" office:value-type="string">
            <text:p text:style-name="Table_20_Contents"><text:span text:style-name="Source_20_Text">undefined</text:span></text:p>
          </table:table-cell>
          <table:table-cell table:style-name="Table1.A1" office:value-type="string">
            <text:p text:style-name="Table_20_Contents">Variabile dichiarata ma non inizializzata</text:p>
          </table:table-cell>
        </table:table-row>
        <table:table-row>
          <table:table-cell table:style-name="Table1.A1" office:value-type="string">
            <text:p text:style-name="Table_20_Contents"><text:span text:style-name="Source_20_Text">symbol</text:span></text:p>
          </table:table-cell>
          <table:table-cell table:style-name="Table1.A1" office:value-type="string">
            <text:p text:style-name="Table_20_Contents"><text:span text:style-name="Source_20_Text">Symbol('x')</text:span></text:p>
          </table:table-cell>
          <table:table-cell table:style-name="Table1.A1" office:value-type="string">
            <text:p text:style-name="Table_20_Contents">Identificatore univoco e immutabi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bigint</text:span></text:p>
          </table:table-cell>
          <table:table-cell table:style-name="Table1.A1" office:value-type="string">
            <text:p text:style-name="Table_20_Contents"><text:span text:style-name="Source_20_Text">123n</text:span></text:p>
          </table:table-cell>
          <table:table-cell table:style-name="Table1.A1" office:value-type="string">
            <text:p text:style-name="Table_20_Contents">Numeri interi di grandezza arbitraria</text:p>
          </table:table-cell>
        </table:table-row>
      </table:table>
      <text:p text:style-name="P2"/>
      <text:p text:style-name="P8">TIPO DI DATO COMPLESSO:</text:p>
      <text:p text:style-name="P7">OGGETTI</text:p>
      <text:p text:style-name="P7">ARRAY</text:p>
      <text:p text:style-name="P2"/>
      <text:p text:style-name="P5">oggetto:</text:p>
      <text:p text:style-name="P2">let persona = {</text:p>
      <text:p text:style-name="P2"><text:s text:c="2"/>nome: "Luca",</text:p>
      <text:p text:style-name="P2"><text:s text:c="2"/>età: 30,</text:p>
      <text:p text:style-name="P2"><text:s text:c="2"/>saluta: function() {</text:p>
      <text:p text:style-name="P2"><text:s text:c="4"/>console.log("Ciao!");</text:p>
      <text:p text:style-name="P2"><text:s text:c="2"/>}</text:p>
      <text:p text:style-name="P2">};</text:p>
      <text:p text:style-name="P2"/>
      <text:p text:style-name="P2"><text:span text:style-name="T5">Array</text:span>: --&gt; lista</text:p>
      <text:p text:style-name="P2">let colori = ["rosso", "verde", "blu"];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Parola chiave</text:p>
            </table:table-cell>
            <table:table-cell table:style-name="Table2.A1" office:value-type="string">
              <text:p text:style-name="Table_20_Heading">Ambito</text:p>
            </table:table-cell>
            <table:table-cell table:style-name="Table2.A1" office:value-type="string">
              <text:p text:style-name="Table_20_Heading">Riassegnabile</text:p>
            </table:table-cell>
            <table:table-cell table:style-name="Table2.A1" office:value-type="string">
              <text:p text:style-name="Table_20_Heading">Spiegazione brev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r</text:span></text:p>
          </table:table-cell>
          <table:table-cell table:style-name="Table2.A1" office:value-type="string">
            <text:p text:style-name="Table_20_Contents">Funzione</text:p>
          </table:table-cell>
          <table:table-cell table:style-name="Table2.A1" office:value-type="string">
            <text:p text:style-name="Table_20_Contents">Sì</text:p>
          </table:table-cell>
          <table:table-cell table:style-name="Table2.A1" office:value-type="string">
            <text:p text:style-name="Table_20_Contents">Obsoleto, <text:span text:style-name="Strong_20_Emphasis">da evitar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et</text:span></text:p>
          </table:table-cell>
          <table:table-cell table:style-name="Table2.A1" office:value-type="string">
            <text:p text:style-name="Table_20_Contents">Blocco <text:span text:style-name="Source_20_Text">{}</text:span></text:p>
          </table:table-cell>
          <table:table-cell table:style-name="Table2.A1" office:value-type="string">
            <text:p text:style-name="Table_20_Contents">Sì</text:p>
          </table:table-cell>
          <table:table-cell table:style-name="Table2.A1" office:value-type="string">
            <text:p text:style-name="Table_20_Contents">Moderno, flessibile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nst</text:span></text:p>
          </table:table-cell>
          <table:table-cell table:style-name="Table2.A1" office:value-type="string">
            <text:p text:style-name="Table_20_Contents">Blocco <text:span text:style-name="Source_20_Text">{}</text:span>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Costante, non riassegnabile</text:p>
          </table:table-cell>
        </table:table-row>
      </table:table>
      <text:p text:style-name="P2"/>
      <text:p text:style-name="P9">FUNZIONE:</text:p>
      <text:p text:style-name="P2">un blocco di codice riutilizzabile, che può prendere dati in ingresso (parametri) e restituire un valore.</text:p>
      <text:p text:style-name="P2"/>
      <text:p text:style-name="P2">function somma(a, b) {</text:p>
      <text:p text:style-name="P2"><text:s text:c="2"/>return a + b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SECUZIONE E INTERPRETAZIONE</text:p>
      <text:p text:style-name="P2">Il codice JavaScript è eseguito dal browser, riga per riga (linguaggio interpretato).</text:p>
      <text:p text:style-name="P2">Ogni script ha un event loop, cioè un meccanismo che gestisce il flusso di eventi e funzioni da eseguire.</text:p>
      <text:p text:style-name="P2">Le funzioni asincrone (come setTimeout, fetch, eventListener, requestAnimationFrame) non bloccano l’esecuzione del codice: vengono messe in coda e gestite quando pronte.</text:p>
      <text:p text:style-name="P2">Non c'è la necessità di includere o importare alcuna libreria perché il motore di JS li fornisce</text:p>
      <text:p text:style-name="P2">nativamente.</text:p>
      <text:p text:style-name="P2">Tutti i metodi arrat.prototype e gli oggetti globali (se, map, promise) sono definiti nella</text:p>
      <text:p text:style-name="P2">specifica di ECMAScript</text:p>
      <text:p text:style-name="P2">Quando il browser o node carica il tuo script, li ha già pronti in memoria. </text:p>
      <text:p text:style-name="P2"/>
      <text:p text:style-name="P8">LE VARIABILI</text:p>
      <text:p text:style-name="P2">Il contesto storico</text:p>
      <text:p text:style-name="P2">All’inizio, con <text:span text:style-name="T4">var,</text:span> tutte le variabili vivevano in un grande magazzino (lo scope della funzione o globale) e venivano “tirate fuori” (hoisted) in cima, ma inizializzate a undefined. Era comodo, ma spesso portava sorprese: potevi ridefinire la stessa variabile in un punto e ritrovarti con un valore diverso altrove senza volerlo.</text:p>
      <text:p text:style-name="P2">Entrano in scena let e const</text:p>
      <text:p text:style-name="P2">Per risolvere questi inciampi, ES6 ha introdotto due nuovi tipi di scatole:</text:p>
      <text:p text:style-name="P2"><text:span text:style-name="T4">let</text:span>:</text:p>
      <text:p text:style-name="P2">Pensala come una cassetta di sicurezza che esiste solo all’interno di un preciso ambiente delimitato da parentesi { … }.</text:p>
      <text:p text:style-name="P2">Se la dichiari dentro un if, sparisce appena esci da quell’if.</text:p>
      <text:p text:style-name="P2">Non puoi accedervi prima del punto in cui la dichiari: se provi, JavaScript ti blocca («ReferenceError»), perché sei in quella che si chiama “temporal dead zone”.</text:p>
      <text:p text:style-name="P2">Puoi però cambiarne il contenuto tutte le volte che vuoi: è come un quaderno dove puoi scrivere, cancellare e riscrivere.</text:p>
      <text:p text:style-name="P2"><text:span text:style-name="T4">const</text:span>:</text:p>
      <text:p text:style-name="P2">È simile a let per scope e temporalità, ma una volta che scrivi qualcosa dentro, non puoi più cambiare il riferimento.</text:p>
      <text:p text:style-name="P2">Se è un numero o una stringa, diventa davvero “immutabile”: non puoi più riassegnarla.</text:p>
      <text:p text:style-name="P2">Se è un oggetto o un array, rimane “legato” a quel contenitore, ma puoi modificarne le proprietà o aggiungere elementi: il contenitore resta lo stesso, non puoi però sostituirlo con un altro.</text:p>
      <text:h text:style-name="P1" text:outline-level="3">Definizione di Funzione Pura</text:h>
      <text:p text:style-name="P14"><text:span text:style-name="T9">Nel contesto della programmazione funzionale, una </text:span><text:span text:style-name="Strong_20_Emphasis"><text:span text:style-name="T9">funzione pura</text:span></text:span><text:span text:style-name="T9"> (in inglese </text:span><text:span text:style-name="Emphasis"><text:span text:style-name="T9">pure function</text:span></text:span><text:span text:style-name="T9">) è una funzione che rispetta </text:span><text:span text:style-name="Strong_20_Emphasis"><text:span text:style-name="T9">due condizioni fondamentali</text:span></text:span><text:span text:style-name="T9">:</text:span></text:p>
      <text:p text:style-name="P4">Una funzione pura restituisce <text:span text:style-name="Strong_20_Emphasis">sempre lo stesso risultato</text:span> a parità di input. Il comportamento della funzione è <text:span text:style-name="Strong_20_Emphasis">interamente determinato dai suoi argomenti</text:span> e <text:span text:style-name="Strong_20_Emphasis">non dipende da alcuno stato esterno</text:span>.</text:p>
      <text:p text:style-name="P12">Una funzione pura <text:span text:style-name="Strong_20_Emphasis">non modifica nulla al di fuori di sé stessa</text:span>. Ciò significa che:</text:p>
      <text:list xml:id="list3350458186" text:style-name="L1">
        <text:list-item>
          <text:p text:style-name="P13"><text:span text:style-name="T9">non legge né scrive su </text:span><text:span text:style-name="Strong_20_Emphasis"><text:span text:style-name="T9">variabili globali</text:span></text:span><text:span text:style-name="T9">,</text:span></text:p>
        </text:list-item>
        <text:list-item>
          <text:p text:style-name="P13"><text:span text:style-name="T9">non modifica </text:span><text:span text:style-name="Strong_20_Emphasis"><text:span text:style-name="T9">parametri mutabili</text:span></text:span><text:span text:style-name="T9"> ricevuti in ingresso (come array o oggetti),</text:span></text:p>
        </text:list-item>
        <text:list-item>
          <text:p text:style-name="P13"><text:span text:style-name="T9">non produce </text:span><text:span text:style-name="Strong_20_Emphasis"><text:span text:style-name="T9">output visibili</text:span></text:span><text:span text:style-name="T9"> (es. scrivere su file, stampare su console, aggiornare il DOM, inviare richieste di rete),</text:span></text:p>
        </text:list-item>
        <text:list-item>
          <text:p text:style-name="P11">non interagisce con <text:span text:style-name="Strong_20_Emphasis">risorse esterne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" svg:font-family="Gayathri" style:font-pitch="variable"/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0:29:30.059143986</dc:date>
    <meta:editing-duration>PT18M31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3" meta:paragraph-count="119" meta:word-count="832" meta:character-count="5365" meta:non-whitespace-character-count="4638"/>
  </office:meta>
</office:document-meta>
</file>